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L'utilisateur entre son nom et prénom puis ces notes.</text:p>
      <text:p text:style-name="Standard">#Une moyenne est alors calculé si le type des données entrées correspondent.</text:p>
      <text:p text:style-name="Standard">#Si les donnés ne sont pas valides alors elle sont redemandés a l'utilisateur.</text:p>
      <text:p text:style-name="Standard">#Exercice1 &lt; Module 2 - <text:s/>Introduction à <text:s/>Python.pdf</text:p>
      <text:p text:style-name="Standard">#Mehdi NAOUI </text:p>
      <text:p text:style-name="Standard">#BTS SIO</text:p>
      <text:p text:style-name="Standard">#09/10/2024</text:p>
      <text:p text:style-name="Standard">#________________________________________________________________</text:p>
      <text:p text:style-name="Standard"/>
      <text:p text:style-name="Standard"/>
      <text:p text:style-name="Standard">#La fonction suivante retourne vrai si c'est in float ou un entier </text:p>
      <text:p text:style-name="Standard"># contenu dans la chaîne de caractère en argument.</text:p>
      <text:p text:style-name="Standard">def test_float(note):</text:p>
      <text:p text:style-name="Standard"><text:s text:c="4"/>"""Retourne False si la valeur en argument </text:p>
      <text:p text:style-name="Standard"><text:s text:c="4"/>ne peut pas être transformer en float"""</text:p>
      <text:p text:style-name="Standard"><text:s text:c="4"/>try: </text:p>
      <text:p text:style-name="Standard"><text:s text:c="8"/>float(note)</text:p>
      <text:p text:style-name="Standard"><text:s text:c="4"/>except ValueError:</text:p>
      <text:p text:style-name="Standard"><text:s text:c="8"/>return False</text:p>
      <text:p text:style-name="Standard"><text:s text:c="4"/>else:</text:p>
      <text:p text:style-name="Standard"><text:s text:c="8"/>return True <text:s/></text:p>
      <text:p text:style-name="Standard"/>
      <text:p text:style-name="Standard"/>
      <text:p text:style-name="Standard">#___L'éxecution démarre ici___</text:p>
      <text:p text:style-name="Standard">#VVVVVVVVVVVVVVVVVVVVVVVVVVVVV</text:p>
      <text:p text:style-name="Standard"/>
      <text:p text:style-name="Standard">#Message de bienvenue annoncant à l'utilisateur le role du programme ainsi que</text:p>
      <text:p text:style-name="Standard">#le moyen de quitter.</text:p>
      <text:p text:style-name="Standard"/>
      <text:p text:style-name="Standard">print("\n\t____Bienvenue dans le calculateur de moyenne...(Entrer 'q' pour quitter...)____")</text:p>
      <text:p text:style-name="Standard"/>
      <text:p text:style-name="Standard">#Boucle tant que l'utilisateur n'a pas entrer de nom et prenom correcte.</text:p>
      <text:p text:style-name="Standard">while True:</text:p>
      <text:p text:style-name="Standard"><text:s text:c="4"/></text:p>
      <text:p text:style-name="Standard"><text:s text:c="4"/>nom = input("\nQuelle est votre nom ? ")</text:p>
      <text:p text:style-name="Standard"><text:s text:c="4"/>prenom = input("\nQuelle est votre prenom ? ")</text:p>
      <text:p text:style-name="Standard"><text:s text:c="4"/></text:p>
      <text:p text:style-name="Standard"><text:s text:c="4"/>#Vérifie si l'utilisateur souhaite quitter.</text:p>
      <text:p text:style-name="Standard"><text:s text:c="4"/>if (nom in ('q')) or (prenom in ('q')):</text:p>
      <text:p text:style-name="Standard"><text:s text:c="8"/>quit()</text:p>
      <text:p text:style-name="Standard"/>
      <text:p text:style-name="Standard"><text:s text:c="4"/>#Le method .isalpha() est ici invoqué.</text:p>
      <text:p text:style-name="Standard"><text:s text:c="4"/># Cette method test si la chaîne est constitué de lettres.</text:p>
      <text:p text:style-name="Standard"><text:s text:c="4"/># Si l'une des entrées retournent faux la condition n'est pas remplis.</text:p>
      <text:p text:style-name="Standard"><text:s text:c="4"/>#la bouche recommence alor au début.</text:p>
      <text:p text:style-name="Standard"><text:s text:c="4"/>if nom.isalpha() and prenom.isalpha():</text:p>
      <text:p text:style-name="Standard"><text:s text:c="8"/>break</text:p>
      <text:p text:style-name="Standard"><text:s text:c="4"/>else:</text:p>
      <text:p text:style-name="Standard"><text:s text:c="8"/>print("\n\tEntrer un prenom et nom valide...(Lettre uniquement)\n\t(Entrer 'q' pour quitter...)")</text:p>
      <text:p text:style-name="Standard"/>
      <text:p text:style-name="Standard"/>
      <text:p text:style-name="Standard"/>
      <text:p text:style-name="Standard"><text:soft-page-break/>while True: <text:s text:c="3"/></text:p>
      <text:p text:style-name="Standard"/>
      <text:p text:style-name="Standard"><text:s text:c="4"/>math = input("\nQuelle est votre note de math ? ")</text:p>
      <text:p text:style-name="Standard"><text:s text:c="4"/>anglais = input("\nQuelle est votre note d'anglais ? ")</text:p>
      <text:p text:style-name="Standard"><text:s text:c="4"/>info = input("\nQuelle est votre d'informatique ? ")</text:p>
      <text:p text:style-name="Standard"/>
      <text:p text:style-name="Standard"><text:s text:c="4"/>#Vérifie si l'utilisateur souhaite quitter.</text:p>
      <text:p text:style-name="Standard"><text:s text:c="4"/>if (math in ('q','quit')) or (anglais in ('q','quit')) or (info in ('q','quit')):</text:p>
      <text:p text:style-name="Standard"><text:s text:c="8"/>quit()</text:p>
      <text:p text:style-name="Standard"/>
      <text:p text:style-name="Standard"/>
      <text:p text:style-name="Standard"><text:s text:c="4"/>#Lea fonction test_float est ici appelé.</text:p>
      <text:p text:style-name="Standard"><text:s text:c="4"/># Cet method test si la chaine est constitué de nombres entier ou float.</text:p>
      <text:p text:style-name="Standard"><text:s text:c="4"/>#Si l'une des entrées retournent faux la condition n'est pas remplis.</text:p>
      <text:p text:style-name="Standard"><text:s text:c="4"/>#la bouche recommence alor au début.</text:p>
      <text:p text:style-name="Standard"><text:s text:c="4"/>if test_float(math) and test_float(anglais) and test_float(info) :</text:p>
      <text:p text:style-name="Standard"><text:s text:c="8"/>break</text:p>
      <text:p text:style-name="Standard"><text:s text:c="4"/>else:</text:p>
      <text:p text:style-name="Standard"><text:s text:c="8"/>print("\n\tEntrer uniquement des nombres...\n\t")</text:p>
      <text:p text:style-name="Standard"><text:s text:c="8"/>continue</text:p>
      <text:p text:style-name="Standard"/>
      <text:p text:style-name="Standard"><text:s text:c="8"/></text:p>
      <text:p text:style-name="Standard"/>
      <text:p text:style-name="Standard">#Quotient de la sommes totales des notes par le nombre de note.</text:p>
      <text:p text:style-name="Standard">moyenne = (float(math) + float(anglais) + float(info)) / 3</text:p>
      <text:p text:style-name="Standard"/>
      <text:p text:style-name="Standard">#Chaîne de caractère présentant le nom, prénom et la moyenne sur la sortie standard.</text:p>
      <text:p text:style-name="Standard">print(f"\n{prenom.title()} {nom.title()} votre moyenne est {(moyenne):0.2f} sur 20.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DI N</meta:initial-creator>
    <meta:creation-date>2024-10-09T23:24:47.10</meta:creation-date>
    <meta:document-statistic meta:table-count="0" meta:image-count="0" meta:object-count="0" meta:page-count="2" meta:paragraph-count="62" meta:word-count="359" meta:character-count="2638"/>
    <dc:date>2024-10-09T23:26:50.22</dc:date>
    <dc:creator>MEHDI N</dc:creator>
    <meta:editing-duration>PT2M4S</meta:editing-duration>
    <meta:editing-cycles>1</meta:editing-cycles>
    <meta:generator>OpenOffice/4.1.13$Win32 OpenOffice.org_project/4113m1$Build-9810</meta:generator>
  </office:meta>
</office:document-meta>
</file>